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Tammo Schweisfurth</text:p>
            <text:p text:style-name="P10"/>
            <text:p text:style-name="P10">Legacy Assistant</text:p>
            <text:p text:style-name="Contact_20_info">1234567890 – <text:span text:style-name="T15">romeo_heathcote@cormier-nolan.org – </text:span><text:span text:style-name="T16">www.my-website.com</text:span></text:p>
            <text:p text:style-name="Contact_20_info"/>
            <text:p text:style-name="P7">Et dicta sit culpa id est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b9d322de-c299-43b8-a749-91ea47f44e54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244af16d-92d4-4e34-a7f0-b16b08d57967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c44ddcf7-e84d-4b57-8e4b-0152dffd61d5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Tammo Schweisfurth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